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0.7909in"/>
    </style:style>
    <style:style style:name="co35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9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409in"/>
    </style:style>
    <style:style style:name="co48" style:family="table-column">
      <style:table-column-properties fo:break-before="auto" style:column-width="2.1654in"/>
    </style:style>
    <style:style style:name="co49" style:family="table-column">
      <style:table-column-properties fo:break-before="auto" style:column-width="1.8736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2.6634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4.8402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5752in" fo:break-before="auto" style:use-optimal-row-height="true"/>
    </style:style>
    <style:style style:name="ro35" style:family="table-row">
      <style:table-row-properties style:row-height="1.4193in" fo:break-before="auto" style:use-optimal-row-height="true"/>
    </style:style>
    <style:style style:name="ro36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background-color="transparent" fo:wrap-option="wrap"/>
      <style:text-properties style:font-name="Arial"/>
    </style:style>
    <style:style style:name="ce60" style:family="table-cell" style:parent-style-name="Default">
      <style:table-cell-properties fo:background-color="transparent" fo:wrap-option="wrap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80"/>
      <style:text-properties fo:color="#ffffff" fo:font-size="12pt" fo:font-weight="bold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fo:font-size="9pt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ext-properties style:font-name="Arial" fo:font-size="10pt"/>
    </style:style>
    <style:style style:name="ce140" style:family="table-cell" style:parent-style-name="Default">
      <style:table-cell-properties style:vertical-align="top"/>
      <style:text-properties style:font-name="Arial" fo:font-size="10pt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style:font-name="Arial" fo:font-size="9pt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9" style:family="table-cell" style:parent-style-name="Default">
      <style:text-properties fo:color="#ff0000" fo:font-size="9pt"/>
    </style:style>
    <style:style style:name="ce230" style:family="table-cell" style:parent-style-name="Default">
      <style:text-properties style:use-window-font-color="true" fo:font-size="9pt"/>
    </style:style>
    <style:style style:name="ce231" style:family="table-cell" style:parent-style-name="Default">
      <style:table-cell-properties fo:border="0.0008in solid #000000"/>
      <style:text-properties style:use-window-font-color="true" fo:font-size="9pt"/>
    </style:style>
    <style:style style:name="ce232" style:family="table-cell" style:parent-style-name="Default">
      <style:table-cell-properties fo:border="0.0008in solid #000000"/>
      <style:text-properties fo:font-size="9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6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background-color="transparent"/>
      <style:text-properties fo:color="#ff0000" fo:font-size="9pt"/>
    </style:style>
    <style:style style:name="ce240" style:family="table-cell" style:parent-style-name="Default">
      <style:table-cell-properties style:vertical-align="top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3">
          <table:table-cell table:style-name="ce6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7" table:number-columns-repeated="2"/>
          <table:table-cell table:style-name="ce63"/>
          <table:table-cell table:style-name="ce63" table:number-columns-spanned="3" table:number-rows-spanned="1"/>
          <table:covered-table-cell table:style-name="ce63"/>
          <table:covered-table-cell table:style-name="ce63"/>
          <table:table-cell table:style-name="ce63" table:number-columns-repeated="248"/>
          <table:table-cell/>
        </table:table-row>
        <table:table-row table:style-name="ro13" table:number-rows-repeated="3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5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3">
          <table:table-cell table:style-name="ce64"/>
          <table:table-cell table:style-name="ce68" office:value-type="string">
            <text:p>AIO REGRESSION TEST CASES</text:p>
          </table:table-cell>
          <table:table-cell table:style-name="ce64" table:number-columns-repeated="4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Version:</text:p>
          </table:table-cell>
          <table:table-cell table:style-name="ce76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Issue date:</text:p>
          </table:table-cell>
          <table:table-cell table:style-name="ce77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Suite:</text:p>
          </table:table-cell>
          <table:table-cell table:style-name="ce78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Name:</text:p>
          </table:table-cell>
          <table:table-cell table:style-name="ce79" office:value-type="string">
            <text:p>DMS 2.5.x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Total Cases:</text:p>
          </table:table-cell>
          <table:table-cell table:style-name="ce80" table:formula="of:=[Summary_Report.F29]" office:value-type="float" office:value="24">
            <text:p>24</text:p>
          </table:table-cell>
          <table:table-cell table:style-name="ce85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6">
          <table:table-cell table:style-name="ce65"/>
          <table:table-cell table:style-name="ce70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65" table:number-columns-repeated="248"/>
          <table:table-cell/>
        </table:table-row>
        <table:table-row table:style-name="ro13" table:number-rows-repeated="2">
          <table:table-cell table:style-name="ce65"/>
          <table:table-cell table:number-columns-repeated="6"/>
          <table:table-cell table:style-name="ce65" table:number-columns-repeated="248"/>
          <table:table-cell/>
        </table:table-row>
        <table:table-row table:style-name="ro17">
          <table:table-cell table:style-name="ce66"/>
          <table:table-cell table:style-name="ce71" office:value-type="string">
            <text:p>Record of change:</text:p>
          </table:table-cell>
          <table:table-cell table:style-name="ce63" table:number-columns-repeated="5"/>
          <table:table-cell table:style-name="ce66" table:number-columns-repeated="248"/>
          <table:table-cell/>
        </table:table-row>
        <table:table-row table:style-name="ro18">
          <table:table-cell table:style-name="ce66"/>
          <table:table-cell table:style-name="ce72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00" office:value-type="string">
            <text:p>Reviewer/</text:p>
            <text:p>Approver</text:p>
          </table:table-cell>
          <table:table-cell table:style-name="ce101" office:value-type="string">
            <text:p>Reference</text:p>
          </table:table-cell>
          <table:table-cell table:style-name="ce66" table:number-columns-repeated="248"/>
          <table:table-cell/>
        </table:table-row>
        <table:table-row table:style-name="ro13">
          <table:table-cell table:style-name="ce66"/>
          <table:table-cell table:style-name="ce73" office:value-type="string">
            <text:p>04/Oct/10</text:p>
          </table:table-cell>
          <table:table-cell table:style-name="ce82"/>
          <table:table-cell table:style-name="ce86" office:value-type="string">
            <text:p>Split AIO into products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7">
          <table:table-cell table:style-name="ce66"/>
          <table:table-cell table:style-name="ce73" office:value-type="string">
            <text:p>21/Oct/10</text:p>
          </table:table-cell>
          <table:table-cell table:style-name="ce82"/>
          <table:table-cell table:style-name="ce87" office:value-type="string">
            <text:p>CCP-342</text:p>
            <text:p>CCP-419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8">
          <table:table-cell table:style-name="ce66"/>
          <table:table-cell table:style-name="ce73"/>
          <table:table-cell table:style-name="ce82"/>
          <table:table-cell table:style-name="ce27" office:value-type="string">
            <text:p>CCP-523</text:p>
            <text:p><text:span text:style-name="T4">CCP-508</text:span></text:p>
            <text:p><text:span text:style-name="T4">CCP-532</text:span>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19">
          <table:table-cell table:style-name="ce66"/>
          <table:table-cell table:style-name="ce73" office:value-type="string">
            <text:p>1/Nov/10</text:p>
          </table:table-cell>
          <table:table-cell table:style-name="ce82"/>
          <table:table-cell table:style-name="ce27" office:value-type="string">
            <text:p>ECM-5489</text:p>
            <text:p><text:span text:style-name="T4">ECM-5486</text:span></text:p>
            <text:p><text:span text:style-name="T4">CCP-619</text:span></text:p>
            <text:p><text:span text:style-name="T4">CCP-521</text:span></text:p>
            <text:p><text:span text:style-name="T4">CCP-553</text:span></text:p>
            <text:p><text:span text:style-name="T4">ECM-5499</text:span></text:p>
            <text:p><text:span text:style-name="T4">CCP-546</text:span>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20">
          <table:table-cell table:style-name="ce65"/>
          <table:table-cell table:style-name="ce73"/>
          <table:table-cell table:style-name="ce82"/>
          <table:table-cell table:style-name="ce8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7">- ECM-5446</text:span></text:p>
            <text:p><text:span text:style-name="T7">- ECM-5185</text:span></text:p>
          </table:table-cell>
          <table:table-cell table:style-name="ce89"/>
          <table:table-cell table:style-name="ce97"/>
          <table:table-cell table:style-name="ce102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89" table:number-columns-repeated="2"/>
          <table:table-cell table:style-name="ce97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4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1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2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3"/>
          <table:table-cell table:style-name="ce97" table:number-columns-repeated="2"/>
          <table:table-cell table:style-name="ce103"/>
          <table:table-cell table:style-name="ce63"/>
          <table:table-cell table:style-name="ce65" table:number-columns-repeated="247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4"/>
          <table:table-cell table:style-name="ce97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7"/>
          <table:table-cell table:style-name="ce98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8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5"/>
          <table:table-cell table:style-name="ce84"/>
          <table:table-cell/>
          <table:table-cell table:style-name="ce99" table:number-columns-repeated="2"/>
          <table:table-cell table:style-name="ce105"/>
          <table:table-cell table:style-name="ce63" table:number-columns-repeated="248"/>
          <table:table-cell/>
        </table:table-row>
        <table:table-row table:style-name="ro13">
          <table:table-cell table:style-name="ce63" table:number-columns-repeated="255"/>
          <table:table-cell/>
        </table:table-row>
        <table:table-row table:style-name="ro13">
          <table:table-cell table:style-name="ce63"/>
          <table:table-cell table:number-columns-repeated="7"/>
          <table:table-cell table:style-name="ce63" table:number-columns-repeated="247"/>
          <table:table-cell/>
        </table:table-row>
        <table:table-row table:style-name="ro13" table:number-rows-repeated="3">
          <table:table-cell table:style-name="ce63" table:number-columns-repeated="255"/>
          <table:table-cell/>
        </table:table-row>
        <table:table-row table:style-name="ro13" table:number-rows-repeated="9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3" table:number-rows-repeated="11">
          <table:table-cell table:style-name="ce63" table:number-columns-repeated="255"/>
          <table:table-cell/>
        </table:table-row>
        <table:table-row table:style-name="ro13" table:number-rows-repeated="1048519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55" office:value-type="string">
            <text:p>ECM-4483</text:p>
          </table:table-cell>
          <table:table-cell table:style-name="ce55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name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content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8" office:value-type="string">
            <text:p>CCP-390</text:p>
          </table:table-cell>
          <table:table-cell table:style-name="ce50" office:value-type="string">
            <text:p>Broken style with a popup message &amp; WYSIWYG Field </text:p>
          </table:table-cell>
          <table:table-cell table:style-name="ce55" office:value-type="string">
            <text:p>ECM-5446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55" office:value-type="string">
            <text:p>ECM-5409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70</text:p>
          </table:table-cell>
          <table:table-cell table:style-name="ce50" office:value-type="string">
            <text:p>Impossible to select a exo:image node path for a nodetype in its dialog template </text:p>
          </table:table-cell>
          <table:table-cell table:style-name="ce55" office:value-type="string">
            <text:p>ECM-5185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if The day of the month in the calendar pop-up is translated to French</text:p>
          </table:table-cell>
          <table:table-cell table:style-name="ce56" office:value-type="string">
            <text:p>ECM-5382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56" office:value-type="string">
            <text:p>WF-85</text:p>
          </table:table-cell>
          <table:table-cell table:style-name="ce57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401</text:p>
          </table:table-cell>
          <table:table-cell table:style-name="ce49" office:value-type="string">
            <text:p>Check double click on node in IE7</text:p>
          </table:table-cell>
          <table:table-cell table:style-name="ce51" office:value-type="string">
            <text:p>ECM-545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5457</text:p>
          </table:table-cell>
          <table:table-cell table:style-name="ce51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4238</text:p>
          </table:table-cell>
          <table:table-cell table:style-name="ce49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5461</text:p>
          </table:table-cell>
          <table:table-cell table:style-name="ce51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WF-89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WF-89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51" office:value-type="string">
            <text:p>ECM-547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ECM-5209</text:p>
          </table:table-cell>
          <table:table-cell table:style-name="ce51" office:value-type="string">
            <text:p>Check showing vote &amp; comment for Free layout web content</text:p>
          </table:table-cell>
          <table:table-cell table:style-name="ce49" office:value-type="string">
            <text:p>ECM-520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49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50" office:value-type="string">
            <text:p>CCP-342</text:p>
          </table:table-cell>
          <table:table-cell table:style-name="ce50" office:value-type="string">
            <text:p>Check the name of document author</text:p>
          </table:table-cell>
          <table:table-cell table:style-name="ce50" office:value-type="string">
            <text:p>ECM-5440</text:p>
          </table:table-cell>
          <table:table-cell table:style-name="ce59" office:value-type="string">
            <text:p>Low 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1">
          <table:table-cell table:style-name="ce27" office:value-type="string">
            <text:p>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08</text:p>
          </table:table-cell>
          <table:table-cell table:style-name="ce49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08</text:p>
          </table:table-cell>
          <table:table-cell table:style-name="ce49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1</text:p>
          </table:table-cell>
          <table:table-cell table:style-name="ce49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53</text:p>
          </table:table-cell>
          <table:table-cell table:style-name="ce49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7">
          <table:table-cell table:style-name="ce27" office:value-type="string">
            <text:p>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 table:number-rows-repeated="10">
          <table:table-cell table:style-name="ce51" table:number-columns-repeated="3"/>
          <table:table-cell table:style-name="ce58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8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8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8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14">
          <table:table-cell/>
          <table:table-cell table:style-name="ce112" office:value-type="string">
            <text:p>Total Main Cases:</text:p>
          </table:table-cell>
          <table:table-cell table:style-name="ce117" table:formula="of:=MAX([.A7:.A971])" office:value-type="float" office:value="1" table:number-columns-spanned="3" table:number-rows-spanned="1">
            <text:p>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8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8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2"/>
        </table:table-row>
        <table:table-row table:style-name="ro14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/>
        </table:table-row>
        <table:table-row table:style-name="ro23">
          <table:table-cell table:style-name="ce107" office:value-type="float" office:value="1">
            <text:p>001</text:p>
          </table:table-cell>
          <table:table-cell table:style-name="ce27" office:value-type="string">
            <text:p>CCP-11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113">
            <text:p>DMS/CCP-113</text:p>
          </table:table-cell>
          <table:table-cell table:style-name="ce124" office:value-type="string">
            <text:p>Problem with the import of the version history for a node type nt: file</text:p>
          </table:table-cell>
          <table:table-cell table:style-name="ce109" office:value-type="string">
            <text:p>Step 1: Add Admin view </text:p>
          </table:table-cell>
          <table:table-cell table:style-name="ce10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27" office:value-type="string">
            <text:p>Edit drive successfully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4">
          <table:table-cell table:style-name="ce107"/>
          <table:table-cell table:style-name="ce27" office:value-type="string">
            <text:p>CCP-113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8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2: Create nt:file</text:p>
          </table:table-cell>
          <table:table-cell table:style-name="ce10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27" office:value-type="string">
            <text:p>File is crea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/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9">
          <table:table-cell table:style-name="ce10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9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3: Add version for added document</text:p>
          </table:table-cell>
          <table:table-cell table:style-name="ce10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09" office:value-type="string">
            <text:p>There's Version 1 as based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30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DMS&quot;;&quot;/&quot;;[.B10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4: Export node</text:p>
          </table:table-cell>
          <table:table-cell table:style-name="ce10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09" office:value-type="string">
            <text:p>Export action is done, 2 files are expor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8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DMS&quot;;&quot;/&quot;;[.B11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5: Delete node</text:p>
          </table:table-cell>
          <table:table-cell table:style-name="ce109" office:value-type="string">
            <text:p>Delete added nt:File</text:p>
          </table:table-cell>
          <table:table-cell table:style-name="ce109" office:value-type="string">
            <text:p>Node is dele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30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DMS&quot;;&quot;/&quot;;[.B12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6: Import node</text:p>
          </table:table-cell>
          <table:table-cell table:style-name="ce10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09" office:value-type="string">
            <text:p>Import node successfully with its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1" table:number-rows-repeated="18">
          <table:table-cell table:style-name="ce109" table:number-columns-repeated="9"/>
          <table:table-cell table:style-name="ce127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09"/>
          <table:table-cell table:style-name="ce127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0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87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87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87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2" office:value-type="string">
            <text:p>Total Main Cases:</text:p>
          </table:table-cell>
          <table:table-cell table:style-name="ce117" table:formula="of:=MAX([.A7:.A861])" office:value-type="float" office:value="5" table:number-columns-spanned="3" table:number-rows-spanned="1">
            <text:p>5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87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87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790"/>
        </table:table-row>
        <table:table-row table:style-name="ro1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 table:number-columns-repeated="769"/>
        </table:table-row>
        <table:table-row table:style-name="ro31">
          <table:table-cell table:style-name="ce108" office:value-type="float" office:value="1">
            <text:p>001</text:p>
          </table:table-cell>
          <table:table-cell table:style-name="ce27" office:value-type="string">
            <text:p>CCP-31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311">
            <text:p>DMS/CCP-311</text:p>
          </table:table-cell>
          <table:table-cell table:style-name="ce124" office:value-type="string">
            <text:p>Search by name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name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1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table:formula="of:=CONCATENATE(&quot;DMS&quot;;&quot;/&quot;;[.B8])" office:value-type="string" office:string-value="DMS/CCP-311">
            <text:p>DMS/CCP-311</text:p>
          </table:table-cell>
          <table:table-cell table:style-name="ce109" office:value-type="string">
            <text:p>Search by name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name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1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CCP-311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3" table:formula="of:=CONCATENATE(&quot;DMS&quot;;&quot;/&quot;;[.B9])" office:value-type="string" office:string-value="DMS/CCP-311">
            <text:p>DMS/CCP-311</text:p>
          </table:table-cell>
          <table:table-cell table:style-name="ce124" office:value-type="string">
            <text:p>Search by content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content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24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table:formula="of:=CONCATENATE(&quot;DMS&quot;;&quot;/&quot;;[.B10])" office:value-type="string" office:string-value="DMS/CCP-311">
            <text:p>DMS/CCP-311</text:p>
          </table:table-cell>
          <table:table-cell table:style-name="ce109" office:value-type="string">
            <text:p>Search by content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text in content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2">
          <table:table-cell table:style-name="ce10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CCP-33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1])" office:value-type="string" office:string-value="DMS/CCP-331">
            <text:p>DMS/CCP-331</text:p>
          </table:table-cell>
          <table:table-cell table:style-name="ce124" office:value-type="string">
            <text:p>Check deleting taxonomy tree from Site Explorer</text:p>
          </table:table-cell>
          <table:table-cell table:style-name="ce109" office:value-type="string">
            <text:p>Step 1: Create new taxonomy tree</text:p>
          </table:table-cell>
          <table:table-cell table:style-name="ce127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to add </text:span><text:span text:style-name="T8">permission to this </text:span><text:span text:style-name="T8">taxonomy,select any and </text:span><text:span text:style-name="T8">add all the </text:span><text:span text:style-name="T8">permissions(read,remove...)</text:span></text:p>
            <text:p><text:span text:style-name="T8">- Click on save and then next </text:span><text:span text:style-name="T8">to add an action to a </text:span><text:span text:style-name="T8">taxonomy(type the name and </text:span><text:span text:style-name="T8">select collaboration as </text:span><text:span text:style-name="T8">Target workspace and /sites </text:span><text:span text:style-name="T8">content/live/acme/categories </text:span><text:span text:style-name="T8">as Target path) and then </text:span><text:span text:style-name="T8">click on save.</text:span></text:p>
          </table:table-cell>
          <table:table-cell table:style-name="ce127" office:value-type="string">
            <text:p>Create new taxonomy tree successfully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34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33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33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3" table:formula="of:=CONCATENATE(&quot;DMS&quot;;&quot;/&quot;;[.B12])" office:value-type="string" office:string-value="DMS/CCP-331">
            <text:p>DMS/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109" office:value-type="string">
            <text:p>Step 2: Delete category</text:p>
          </table:table-cell>
          <table:table-cell table:style-name="ce207" office:value-type="string">
            <text:p>Go to site explorer and select sites management, under /acme/categories you will find the created category, try to delete this category</text:p>
          </table:table-cell>
          <table:table-cell table:style-name="ce127" office:value-type="string">
            <text:p>The category is deleted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table:number-columns-repeated="2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24">
          <table:table-cell table:style-name="ce10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CCP-39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3])" office:value-type="string" office:string-value="DMS/CCP-393">
            <text:p>DMS/CCP-393</text:p>
          </table:table-cell>
          <table:table-cell table:style-name="ce124" office:value-type="string">
            <text:p>Check if The day of the month in the calendar pop-up is translated to French</text:p>
          </table:table-cell>
          <table:table-cell table:style-name="ce200" office:value-type="string">
            <text:p>Step 1: Change language</text:p>
          </table:table-cell>
          <table:table-cell table:style-name="ce200" office:value-type="string">
            <text:p>Go to Language Setting &amp; select French to display</text:p>
          </table:table-cell>
          <table:table-cell table:style-name="ce215" office:value-type="string">
            <text:p>The site is display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24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3" table:formula="of:=CONCATENATE(&quot;DMS&quot;;&quot;/&quot;;[.B14])" office:value-type="string" office:string-value="DMS/CCP-393">
            <text:p>DMS/CCP-393</text:p>
          </table:table-cell>
          <table:table-cell table:style-name="ce109" office:value-type="string">
            <text:p>Check if The day of the month in the calendar pop-up is translated to French</text:p>
          </table:table-cell>
          <table:table-cell table:style-name="ce200" office:value-type="string">
            <text:p>Step 2: Check showing calendar popup in Site Explorer</text:p>
          </table:table-cell>
          <table:table-cell table:style-name="ce200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0" office:value-type="string">
            <text:p>- The day of the month in the calendar pop-up is well translated to French</text:p>
            <text:p>- The week is start by Sunda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1">
          <table:table-cell table:style-name="ce10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CCP-393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3" table:formula="of:=CONCATENATE(&quot;DMS&quot;;&quot;/&quot;;[.B15])" office:value-type="string" office:string-value="DMS/CCP-393">
            <text:p>DMS/CCP-393</text:p>
          </table:table-cell>
          <table:table-cell table:style-name="ce124" office:value-type="string">
            <text:p>Check the label of content-publishing validation form in French</text:p>
          </table:table-cell>
          <table:table-cell table:style-name="ce200" office:value-type="string">
            <text:p>Step 1: Create document</text:p>
          </table:table-cell>
          <table:table-cell table:style-name="ce200" office:value-type="string">
            <text:p>- Go to Site Explorer → Site Management</text:p>
            <text:p>- Select 1 folder &amp; add document</text:p>
          </table:table-cell>
          <table:table-cell table:style-name="ce215" office:value-type="string">
            <text:p>Create new document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 office:value-type="string">
            <text:p>There're some errors in label in form in French</text:p>
          </table:table-cell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4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3" table:formula="of:=CONCATENATE(&quot;DMS&quot;;&quot;/&quot;;[.B16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2: Add action on document</text:p>
          </table:table-cell>
          <table:table-cell table:style-name="ce200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0" office:value-type="string">
            <text:p>Create new action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1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3" table:formula="of:=CONCATENATE(&quot;DMS&quot;;&quot;/&quot;;[.B17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3: Execute action</text:p>
          </table:table-cell>
          <table:table-cell table:style-name="ce200" office:value-type="string">
            <text:p>Right click on above document &amp; select the name of has just been added action</text:p>
          </table:table-cell>
          <table:table-cell table:style-name="ce215" office:value-type="string">
            <text:p>The action on document is done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5">
          <table:table-cell table:style-name="ce10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3" table:formula="of:=CONCATENATE(&quot;DMS&quot;;&quot;/&quot;;[.B18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4: Manage action</text:p>
          </table:table-cell>
          <table:table-cell table:style-name="ce200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0" office:value-type="string">
            <text:p>The Task Manager form is shown, all labels are well translat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1">
          <table:table-cell table:style-name="ce140" table:number-columns-repeated="2"/>
          <table:table-cell table:style-name="ce119"/>
          <table:table-cell table:style-name="ce140" table:number-columns-repeated="5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" table:number-rows-repeated="36">
          <table:table-cell table:style-name="ce140" table:number-columns-repeated="8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170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05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2"/>
          <table:table-cell table:style-name="ce202" table:number-columns-repeated="2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3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3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203"/>
          <table:table-cell table:style-name="ce209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0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1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2"/>
          <table:table-cell table:style-name="ce163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63" table:number-columns-repeated="2"/>
          <table:table-cell table:style-name="ce214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8"/>
          <table:table-cell table:style-name="ce164"/>
          <table:table-cell table:style-name="ce202"/>
          <table:table-cell table:style-name="ce170"/>
          <table:table-cell table:style-name="ce205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8"/>
          <table:table-cell table:style-name="ce165" table:number-columns-repeated="3"/>
          <table:table-cell table:style-name="ce167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6"/>
          <table:table-cell table:style-name="ce204"/>
          <table:table-cell table:style-name="ce157"/>
          <table:table-cell table:style-name="ce217"/>
          <table:table-cell table:style-name="ce218"/>
          <table:table-cell table:style-name="ce227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7" table:number-columns-repeated="3"/>
          <table:table-cell table:style-name="ce16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1"/>
          <table:table-cell table:style-name="ce147"/>
          <table:table-cell table:style-name="ce168"/>
          <table:table-cell table:style-name="ce202"/>
          <table:table-cell table:style-name="ce157"/>
          <table:table-cell table:style-name="ce205"/>
          <table:table-cell table:style-name="ce218"/>
          <table:table-cell table:style-name="ce231"/>
          <table:table-cell table:style-name="ce230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4"/>
          <table:table-cell table:style-name="ce146"/>
          <table:table-cell table:style-name="ce147"/>
          <table:table-cell table:style-name="ce171"/>
          <table:table-cell table:style-name="ce205"/>
          <table:table-cell table:style-name="ce199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99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70"/>
          <table:table-cell table:style-name="ce199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57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70" table:number-columns-repeated="3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70"/>
          <table:table-cell table:style-name="ce202" table:number-columns-repeated="3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229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11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18" table:number-columns-repeated="2"/>
          <table:table-cell table:style-name="ce122" table:number-columns-repeated="5"/>
          <table:table-cell table:style-name="ce130"/>
          <table:table-cell table:style-name="ce118" table:number-columns-repeated="225"/>
          <table:table-cell table:number-columns-repeated="790"/>
        </table:table-row>
        <table:table-row table:style-name="ro1" table:number-rows-repeated="65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2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2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2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14">
          <table:table-cell/>
          <table:table-cell table:style-name="ce112" office:value-type="string">
            <text:p>Total Main Cases:</text:p>
          </table:table-cell>
          <table:table-cell table:style-name="ce117" table:formula="of:=MAX([.A7:.A955])" office:value-type="float" office:value="11" table:number-columns-spanned="3" table:number-rows-spanned="1">
            <text:p>1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2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2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14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8">
          <table:table-cell table:style-name="ce108" office:value-type="float" office:value="1">
            <text:p>001</text:p>
          </table:table-cell>
          <table:table-cell table:style-name="ce27" office:value-type="string">
            <text:p>CCP-4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401">
            <text:p>WCM/CCP-401</text:p>
          </table:table-cell>
          <table:table-cell table:style-name="ce241" office:value-type="string">
            <text:p>Check double click on node in IE7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 by root</text:p>
            <text:p>- Go to Site Explorer</text:p>
            <text:p>- Select ACME drive</text:p>
          </table:table-cell>
          <table:table-cell table:style-name="ce49" office:value-type="string">
            <text:p>All nodes in ACME drive are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number-columns-repeated="245"/>
        </table:table-row>
        <table:table-row table:style-name="ro24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4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401">
            <text:p>WCM/CCP-401</text:p>
          </table:table-cell>
          <table:table-cell table:style-name="ce49" office:value-type="string">
            <text:p>Check double click on node in IE7</text:p>
          </table:table-cell>
          <table:table-cell table:style-name="ce49" office:value-type="string">
            <text:p>Step 2: Spread node in left tree</text:p>
          </table:table-cell>
          <table:table-cell table:style-name="ce49" office:value-type="string">
            <text:p>- Double click on 1 node from left tree</text:p>
          </table:table-cell>
          <table:table-cell table:style-name="ce49" office:value-type="string">
            <text:p>The node is expanded like action 1 click, sub node are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style-name="ce4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4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DMS-0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REGDMS-001">
            <text:p>WCM/REGDMS-001</text:p>
          </table:table-cell>
          <table:table-cell table:style-name="ce241" office:value-type="string">
            <text:p>Check view metadata</text:p>
          </table:table-cell>
          <table:table-cell table:style-name="ce49" office:value-type="string">
            <text:p>Step 1: Add view for drive</text:p>
          </table:table-cell>
          <table:table-cell table:style-name="ce49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9" office:value-type="string">
            <text:p>Edit drive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2: Go to Sites Explorer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, there're some view include Admin vie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3: Add action</text:p>
          </table:table-cell>
          <table:table-cell table:style-name="ce49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9" office:value-type="string">
            <text:p>Action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4: Add document</text:p>
          </table:table-cell>
          <table:table-cell table:style-name="ce49" office:value-type="string">
            <text:p>- Add new nt:file document type or upload file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6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5: View metadata</text:p>
          </table:table-cell>
          <table:table-cell table:style-name="ce49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9" office:value-type="string">
            <text:p>Metadata infor of selecting document is displayed &amp; no error in consol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31">
          <table:table-cell table:style-name="ce10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DMS-00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REGDMS-002">
            <text:p>WCM/REGDMS-002</text:p>
          </table:table-cell>
          <table:table-cell table:style-name="ce241" office:value-type="string">
            <text:p>Check deleting workspace after viewing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3: View workspace</text:p>
          </table:table-cell>
          <table:table-cell table:style-name="ce49" office:value-type="string">
            <text:p>- Keep the Add new repository form open</text:p>
            <text:p>- Click on the link of new added workspace</text:p>
          </table:table-cell>
          <table:table-cell table:style-name="ce49" office:value-type="string">
            <text:p>Information of selected workspace is displayed from step 1 to 3 as when you ad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4: Delete workspace</text:p>
          </table:table-cell>
          <table:table-cell table:style-name="ce49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9" office:value-type="string">
            <text:p>The workspac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31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DMS-0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REGDMS-003">
            <text:p>WCM/REGDMS-003</text:p>
          </table:table-cell>
          <table:table-cell table:style-name="ce241" office:value-type="string">
            <text:p>Check change permission on a document</text:p>
          </table:table-cell>
          <table:table-cell table:style-name="ce49" office:value-type="string">
            <text:p>Step 1: Go to DMS Administration drive</text:p>
          </table:table-cell>
          <table:table-cell table:style-name="ce49" office:value-type="string">
            <text:p>- Login by admin</text:p>
            <text:p>- Go to Group/Sites Explorer/DMS Administration</text:p>
          </table:table-cell>
          <table:table-cell table:style-name="ce49" office:value-type="string">
            <text:p>DMS Administration driv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2: Create document</text:p>
          </table:table-cell>
          <table:table-cell table:style-name="ce49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9" office:value-type="string">
            <text:p>Create new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3: View permission of added document</text:p>
          </table:table-cell>
          <table:table-cell table:style-name="ce49" office:value-type="string">
            <text:p>- Select to view added document</text:p>
            <text:p>- Select Info tab</text:p>
            <text:p>- Click View Permissions</text:p>
          </table:table-cell>
          <table:table-cell table:style-name="ce49" office:value-type="string">
            <text:p>Permission form of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4: Change permission on document</text:p>
          </table:table-cell>
          <table:table-cell table:style-name="ce49" office:value-type="string">
            <text:p>- Add a new permission, or edit /delete an existing one, and Save</text:p>
          </table:table-cell>
          <table:table-cell table:style-name="ce49" office:value-type="string">
            <text:p>Add/Edit/Delete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31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CCP-48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81">
            <text:p>WCM/CCP-481</text:p>
          </table:table-cell>
          <table:table-cell table:style-name="ce241" office:value-type="string">
            <text:p>Check if there's any default right for each newly added workspace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3: Show form to edit added workspace</text:p>
          </table:table-cell>
          <table:table-cell table:style-name="ce49" office:value-type="string">
            <text:p>Click on the link of new added workspace</text:p>
          </table:table-cell>
          <table:table-cell table:style-name="ce49" office:value-type="string">
            <text:p>Information of selected workspace is displayed at step 1: the permission is correct a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 office:value-type="string">
            <text:p>the right : any/read is added by default</text:p>
          </table:table-cell>
          <table:table-cell table:number-columns-repeated="244"/>
        </table:table-row>
        <table:table-row table:style-name="ro31">
          <table:table-cell table:style-name="ce10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CCP-48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84">
            <text:p>WCM/CCP-484</text:p>
          </table:table-cell>
          <table:table-cell table:style-name="ce241" office:value-type="string">
            <text:p>Check displaying node in left pane while selecting path for symlink</text:p>
          </table:table-cell>
          <table:table-cell table:style-name="ce49" office:value-type="string">
            <text:p>Step 1: Go to Manage Sites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Select acme</text:p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3: Show add symlink form</text:p>
          </table:table-cell>
          <table:table-cell table:style-name="ce49" office:value-type="string">
            <text:p>- In right pane: right click on blank area and select Add Sym Link from menu</text:p>
          </table:table-cell>
          <table:table-cell table:style-name="ce49" office:value-type="string">
            <text:p>Sym Link Manager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4: Show form to choose Target node</text:p>
          </table:table-cell>
          <table:table-cell table:style-name="ce49" office:value-type="string">
            <text:p>In Sym Link Manager form click + icon</text:p>
          </table:table-cell>
          <table:table-cell table:style-name="ce49" office:value-type="string">
            <text:p>Choose Target Node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4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5: Check displaying node</text:p>
          </table:table-cell>
          <table:table-cell table:style-name="ce49" office:value-type="string">
            <text:p>In left pane, select sites content/live/acme</text:p>
          </table:table-cell>
          <table:table-cell table:style-name="ce4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 office:value-type="string">
            <text:p>Left pane list document nodes also</text:p>
          </table:table-cell>
          <table:table-cell table:number-columns-repeated="244"/>
        </table:table-row>
        <table:table-row table:style-name="ro35">
          <table:table-cell table:style-name="ce10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CCP-4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03">
            <text:p>WCM/CCP-403</text:p>
          </table:table-cell>
          <table:table-cell table:style-name="ce241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403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2: View in Manage Publication</text:p>
          </table:table-cell>
          <table:table-cell table:style-name="ce49" office:value-type="string">
            <text:p>- Double click on uploaded file to view its content</text:p>
            <text:p>- Click Manage publication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1">
          <table:table-cell table:style-name="ce10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CCP-44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49">
            <text:p>WCM/CCP-449</text:p>
          </table:table-cell>
          <table:table-cell table:style-name="ce241" office:value-type="string">
            <text:p>Check changing publication status when update document (file)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2: Public file</text:p>
          </table:table-cell>
          <table:table-cell table:style-name="ce4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9" office:value-type="string">
            <text:p>- New version is added</text:p>
            <text:p>- The fi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3: Upload file with same name</text:p>
          </table:table-cell>
          <table:table-cell table:style-name="ce4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9" office:value-type="string">
            <text:p>- The file is uploaded, replace the first one</text:p>
            <text:p>- Status of document is dra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30">
          <table:table-cell table:style-name="ce108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DMS-00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REGDMS-004">
            <text:p>WCM/REGDMS-004</text:p>
          </table:table-cell>
          <table:table-cell table:style-name="ce241" office:value-type="string">
            <text:p>Check showing Vote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REGDMS-004">
            <text:p>WCM/REGDMS-004</text:p>
          </table:table-cell>
          <table:table-cell table:style-name="ce49" office:value-type="string">
            <text:p>Check showing Vote for Free layout web content</text:p>
          </table:table-cell>
          <table:table-cell table:style-name="ce49" office:value-type="string">
            <text:p>Step 2: Vote</text:p>
          </table:table-cell>
          <table:table-cell table:style-name="ce49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9" office:value-type="string">
            <text:p>Information of this vot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DMS-004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REGDMS-004">
            <text:p>WCM/REGDMS-004</text:p>
          </table:table-cell>
          <table:table-cell table:style-name="ce241" office:value-type="string">
            <text:p>Check showing Comment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REGDMS-004">
            <text:p>WCM/REGDMS-004</text:p>
          </table:table-cell>
          <table:table-cell table:style-name="ce49" office:value-type="string">
            <text:p>Check showing Comment for Free layout web content</text:p>
          </table:table-cell>
          <table:table-cell table:style-name="ce49" office:value-type="string">
            <text:p>Step 2: Comment</text:p>
          </table:table-cell>
          <table:table-cell table:style-name="ce49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9" office:value-type="string">
            <text:p>Comment text is shown at the en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DMS-005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DMS-005">
            <text:p>WCM/REGDMS-005</text:p>
          </table:table-cell>
          <table:table-cell table:style-name="ce241" office:value-type="string">
            <text:p>Check displaying title of form in Workflow Controller</text:p>
          </table:table-cell>
          <table:table-cell table:style-name="ce49" office:value-type="string">
            <text:p>Step 1: Show Workflow Controller</text:p>
          </table:table-cell>
          <table:table-cell table:style-name="ce49" office:value-type="string">
            <text:p>- Login</text:p>
            <text:p>- Choose acme site</text:p>
            <text:p>- Go to Workflow Controller page</text:p>
          </table:table-cell>
          <table:table-cell table:style-name="ce49" office:value-type="string">
            <text:p>Workflow Controll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number-columns-repeated="245"/>
        </table:table-row>
        <table:table-row table:style-name="ro8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2: Check title of Holiday process start form</text:p>
          </table:table-cell>
          <table:table-cell table:style-name="ce49" office:value-type="string">
            <text:p>Click Manage Start in Action column at the line of holiday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3: Check title of Pay raise process start form</text:p>
          </table:table-cell>
          <table:table-cell table:style-name="ce49" office:value-type="string">
            <text:p>Click Manage Start in Action column at the line of Pay raise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3" table:number-rows-repeated="24">
          <table:table-cell table:style-name="ce108"/>
          <table:table-cell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39">
          <table:table-cell table:number-columns-repeated="2"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3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3" table:number-rows-repeated="491">
          <table:table-cell table:number-columns-repeated="255"/>
        </table:table-row>
        <table:table-row table:style-name="ro13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3" table:number-rows-repeated="362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4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9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044102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247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1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1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1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14">
          <table:table-cell/>
          <table:table-cell table:style-name="ce112" office:value-type="string">
            <text:p>Total Main Cases:</text:p>
          </table:table-cell>
          <table:table-cell table:style-name="ce117" table:formula="of:=MAX([.A7:.A954])" office:value-type="float" office:value="16" table:number-columns-spanned="3" table:number-rows-spanned="1">
            <text:p>16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1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1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14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24">
          <table:table-cell table:style-name="ce108" office:value-type="float" office:value="1">
            <text:p>001</text:p>
          </table:table-cell>
          <table:table-cell table:style-name="ce27" office:value-type="string">
            <text:p>CCP-34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342">
            <text:p>WCM/CCP-342</text:p>
          </table:table-cell>
          <table:table-cell table:style-name="ce241" office:value-type="string">
            <text:p>Check the name of document autho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number-columns-repeated="245"/>
        </table:table-row>
        <table:table-row table:style-name="ro30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2: Add more view to display</text:p>
          </table:table-cell>
          <table:table-cell table:style-name="ce4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3: Check owner of added document in admin view</text:p>
          </table:table-cell>
          <table:table-cell table:style-name="ce4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4: Check owner of add document in system view</text:p>
          </table:table-cell>
          <table:table-cell table:style-name="ce49" office:value-type="string">
            <text:p>- Select syste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5: Check owner of add document in wcm view</text:p>
          </table:table-cell>
          <table:table-cell table:style-name="ce49" office:value-type="string">
            <text:p>- Select wc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24">
          <table:table-cell table:style-name="ce10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CCP-4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CCP-419">
            <text:p>WCM/CCP-419</text:p>
          </table:table-cell>
          <table:table-cell table:style-name="ce241" office:value-type="string">
            <text:p>Check delete tag for document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2: Add tag for document</text:p>
          </table:table-cell>
          <table:table-cell table:style-name="ce4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49" office:value-type="string">
            <text:p>Tag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3: Check listing added tag</text:p>
          </table:table-cell>
          <table:table-cell table:style-name="ce49" office:value-type="string">
            <text:p>- Click Tag cloud icon</text:p>
          </table:table-cell>
          <table:table-cell table:style-name="ce49" office:value-type="string">
            <text:p>Added tag is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4: Check listing document from specific tag</text:p>
          </table:table-cell>
          <table:table-cell table:style-name="ce49" office:value-type="string">
            <text:p>Click on name of tag in left pane</text:p>
          </table:table-cell>
          <table:table-cell table:style-name="ce49" office:value-type="string">
            <text:p>Added document above is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5: Delete tag</text:p>
          </table:table-cell>
          <table:table-cell table:style-name="ce4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49" office:value-type="string">
            <text:p>Tag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6: Check after deleting tag</text:p>
          </table:table-cell>
          <table:table-cell table:style-name="ce49" office:value-type="string">
            <text:p>- Click Tag cloud icon</text:p>
            <text:p>- Click on name of tag in left pane</text:p>
          </table:table-cell>
          <table:table-cell table:style-name="ce49" office:value-type="string">
            <text:p>There's no document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242" office:value-type="string">
            <text:p>CCP-523</text:p>
          </table:table-cell>
          <table:table-cell table:style-name="ce243" office:value-type="float" office:value="1">
            <text:p>001</text:p>
          </table:table-cell>
          <table:table-cell table:style-name="ce241" table:formula="of:=CONCATENATE(&quot;WCM&quot;;&quot;/&quot;;[.B18])" office:value-type="string" office:string-value="WCM/CCP-523">
            <text:p>WCM/CCP-523</text:p>
          </table:table-cell>
          <table:table-cell table:style-name="ce241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1: Add more view on drive</text:p>
          </table:table-cell>
          <table:table-cell table:style-name="ce4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49" office:value-type="string">
            <text:p>Upload file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3: View Metadata</text:p>
          </table:table-cell>
          <table:table-cell table:style-name="ce49" office:value-type="string">
            <text:p>- Choose Admin view</text:p>
            <text:p>- Select uploaded file</text:p>
            <text:p>- Click View Metadata in Info tab</text:p>
          </table:table-cell>
          <table:table-cell table:style-name="ce49" office:value-type="string">
            <text:p>View metadata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33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4: Edit metadata</text:p>
          </table:table-cell>
          <table:table-cell table:style-name="ce49" office:value-type="string">
            <text:p>- Click Add Edit</text:p>
            <text:p>- Change value for Date</text:p>
            <text:p>- Click Add item at another field</text:p>
          </table:table-cell>
          <table:table-cell table:style-name="ce49" office:value-type="string">
            <text:p>New text box is added for that field, Date keeps changed valu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6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CCP-508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508">
            <text:p>WCM/CCP-508</text:p>
          </table:table-cell>
          <table:table-cell table:style-name="ce241" office:value-type="string">
            <text:p>Check sorting document by Modified date</text:p>
          </table:table-cell>
          <table:table-cell table:style-name="ce49" office:value-type="string">
            <text:p>Step 1: Sort by Modifi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36">
          <table:table-cell table:style-name="ce10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CCP-508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49" table:formula="of:=CONCATENATE(&quot;WCM&quot;;&quot;/&quot;;[.B23])" office:value-type="string" office:string-value="WCM/CCP-508">
            <text:p>WCM/CCP-508</text:p>
          </table:table-cell>
          <table:table-cell table:style-name="ce241" office:value-type="string">
            <text:p>Check sorting document by Created date</text:p>
          </table:table-cell>
          <table:table-cell table:style-name="ce49" office:value-type="string">
            <text:p>Step 1: Sort by Creat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33">
          <table:table-cell table:style-name="ce10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CCP-53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532">
            <text:p>WCM/CCP-532</text:p>
          </table:table-cell>
          <table:table-cell table:style-name="ce241" office:value-type="string">
            <text:p>Check deleting content created in category from the web content folder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49" office:value-type="string">
            <text:p>New free layout cont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CCP-532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532">
            <text:p>WCM/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49" office:value-type="string">
            <text:p>Step 2: Delete content</text:p>
          </table:table-cell>
          <table:table-cell table:style-name="ce49" office:value-type="string">
            <text:p>- Go to "/classic/web contents/YYYY/MM/DD".</text:p>
            <text:p>- Delete added web content</text:p>
          </table:table-cell>
          <table:table-cell table:style-name="ce49" office:value-type="string">
            <text:p>Delete content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 office:value-type="string">
            <text:p>"msg" message and the exception</text:p>
          </table:table-cell>
          <table:table-cell table:number-columns-repeated="244"/>
        </table:table-row>
        <table:table-row table:style-name="ro24">
          <table:table-cell table:style-name="ce10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CCP-52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Vers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9">
          <table:table-cell table:style-name="ce10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Version in Admin tab of admin view</text:p>
          </table:table-cell>
          <table:table-cell table:style-name="ce49" office:value-type="string">
            <text:p>Manage version form is shown, list all versions of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1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vers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0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1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4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CCP-529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CONCATENATE(&quot;WCM&quot;;&quot;/&quot;;[.B3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CONCATENATE(&quot;WCM&quot;;&quot;/&quot;;[.B4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49" table:formula="of:=CONCATENATE(&quot;WCM&quot;;&quot;/&quot;;[.B4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49" table:formula="of:=CONCATENATE(&quot;WCM&quot;;&quot;/&quot;;[.B4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9">
          <table:table-cell table:style-name="ce10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49" table:formula="of:=CONCATENATE(&quot;WCM&quot;;&quot;/&quot;;[.B4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1">
          <table:table-cell table:style-name="ce10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49" table:formula="of:=CONCATENATE(&quot;WCM&quot;;&quot;/&quot;;[.B4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Publication</text:p>
          </table:table-cell>
          <table:table-cell table:style-name="ce49" office:value-type="string">
            <text:p>Manage publication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1">
          <table:table-cell table:style-name="ce10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CONCATENATE(&quot;WCM&quot;;&quot;/&quot;;[.B4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publicat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0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CONCATENATE(&quot;WCM&quot;;&quot;/&quot;;[.B4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1">
          <table:table-cell table:style-name="ce10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1">
          <table:table-cell table:style-name="ce10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CCP-51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511">
            <text:p>WCM/CCP-511</text:p>
          </table:table-cell>
          <table:table-cell table:style-name="ce241" office:value-type="string">
            <text:p>Check if “Path not found” is translated into French</text:p>
          </table:table-cell>
          <table:table-cell table:style-name="ce49" office:value-type="string">
            <text:p>Step 1: Login</text:p>
          </table:table-cell>
          <table:table-cell table:style-name="ce49" office:value-type="string">
            <text:p>- Logged as root under two browsers (FF &amp; IE).</text:p>
            <text:p>- Change display language in FF to French</text:p>
          </table:table-cell>
          <table:table-cell table:style-name="ce49" office:value-type="string">
            <text:p>Login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10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2: Add node</text:p>
          </table:table-cell>
          <table:table-cell table:style-name="ce49" office:value-type="string">
            <text:p>In IE:</text:p>
            <text:p>- Go to Sites Explorer &amp; add 1 node (folder/document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10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3: Show added node in FF</text:p>
          </table:table-cell>
          <table:table-cell table:style-name="ce49" office:value-type="string">
            <text:p>In FF: refresh browser to see added node in Sites Explorer</text:p>
          </table:table-cell>
          <table:table-cell table:style-name="ce49" office:value-type="string">
            <text:p>Nod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1">
          <table:table-cell table:style-name="ce10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4: Remove node</text:p>
          </table:table-cell>
          <table:table-cell table:style-name="ce49" office:value-type="string">
            <text:p>In IE: </text:p>
            <text:p>- Right click on node &amp; select Delete</text:p>
            <text:p>- Click OK to confirm</text:p>
          </table:table-cell>
          <table:table-cell table:style-name="ce49" office:value-type="string">
            <text:p>Nod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5">
          <table:table-cell table:style-name="ce10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5: View deleted node</text:p>
          </table:table-cell>
          <table:table-cell table:style-name="ce49" office:value-type="string">
            <text:p>In FF: Click on node (that was deleted at step 4)</text:p>
          </table:table-cell>
          <table:table-cell table:style-name="ce49" office:value-type="string">
            <text:p>Show message: Cet élément a été modifié ou supprimé. Veuillez cliquer sur le bouton "Actualiser" 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4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4">
          <table:table-cell table:style-name="ce10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CCP-6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619">
            <text:p>WCM/CCP-619</text:p>
          </table:table-cell>
          <table:table-cell table:style-name="ce241" office:value-type="string">
            <text:p>Check refreshing Content Browser after delet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10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2: Add sub folder</text:p>
          </table:table-cell>
          <table:table-cell table:style-name="ce49" office:value-type="string">
            <text:p>- Select added folder Test</text:p>
            <text:p>- Add another folder named folder-1</text:p>
          </table:table-cell>
          <table:table-cell table:style-name="ce49" office:value-type="string">
            <text:p>Add sub folder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6">
          <table:table-cell table:style-name="ce10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3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number-columns-repeated="247"/>
        </table:table-row>
        <table:table-row table:style-name="ro8">
          <table:table-cell table:style-name="ce10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4: Delete folder</text:p>
          </table:table-cell>
          <table:table-cell table:style-name="ce49" office:value-type="string">
            <text:p>- Back to Sites Explorer</text:p>
            <text:p>- Delete folder-1</text:p>
          </table:table-cell>
          <table:table-cell table:style-name="ce49" office:value-type="string">
            <text:p>Folder is deleted</text:p>
          </table:table-cell>
          <table:table-cell table:number-columns-repeated="247"/>
        </table:table-row>
        <table:table-row table:style-name="ro35">
          <table:table-cell table:style-name="ce10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5: Check CB after delet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 folder-1 was removed in the category tree</text:p>
          </table:table-cell>
          <table:table-cell table:number-columns-repeated="2"/>
          <table:table-cell table:style-name="ce4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4">
          <table:table-cell table:style-name="ce10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CCP-619</text:p>
          </table:table-cell>
          <table:table-cell table:style-name="ce11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49" table:formula="of:=CONCATENATE(&quot;WCM&quot;;&quot;/&quot;;[.B58])" office:value-type="string" office:string-value="WCM/CCP-619">
            <text:p>WCM/CCP-619</text:p>
          </table:table-cell>
          <table:table-cell table:style-name="ce241" office:value-type="string">
            <text:p>Check refreshing Content Browser after add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6">
          <table:table-cell table:style-name="ce10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49" table:formula="of:=CONCATENATE(&quot;WCM&quot;;&quot;/&quot;;[.B59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2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10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49" table:formula="of:=CONCATENATE(&quot;WCM&quot;;&quot;/&quot;;[.B60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3: Add folder</text:p>
          </table:table-cell>
          <table:table-cell table:style-name="ce49" office:value-type="string">
            <text:p>- Back to Sites Explorer</text:p>
            <text:p>- Create new folder-1 under Test</text:p>
          </table:table-cell>
          <table:table-cell table:style-name="ce49" office:value-type="string">
            <text:p>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10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49" table:formula="of:=CONCATENATE(&quot;WCM&quot;;&quot;/&quot;;[.B61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4: Check CB after add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re's folder-1 in the category tre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4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31">
          <table:table-cell table:style-name="ce10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CCP-52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21">
            <text:p>WCM/CCP-521</text:p>
          </table:table-cell>
          <table:table-cell table:style-name="ce241" office:value-type="string">
            <text:p>Check using List View in Sites Explorer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30">
          <table:table-cell table:style-name="ce10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CCP-521</text:p>
          </table:table-cell>
          <table:table-cell table:style-name="ce11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21">
            <text:p>WCM/CCP-521</text:p>
          </table:table-cell>
          <table:table-cell table:style-name="ce49" office:value-type="string">
            <text:p>Check using List View in Sites Explorer</text:p>
          </table:table-cell>
          <table:table-cell table:style-name="ce49" office:value-type="string">
            <text:p>Step 2: Check showing Sites Explorer</text:p>
          </table:table-cell>
          <table:table-cell table:style-name="ce4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49" office:value-type="string">
            <text:p>Showing node is OK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4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31">
          <table:table-cell table:style-name="ce10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CCP-55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53">
            <text:p>WCM/CCP-553</text:p>
          </table:table-cell>
          <table:table-cell table:style-name="ce241" office:value-type="string">
            <text:p>Check showing iterator in IE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35">
          <table:table-cell table:style-name="ce10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2: Import file</text:p>
          </table:table-cell>
          <table:table-cell table:style-name="ce4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4">
          <table:table-cell table:style-name="ce10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3: Change the preference setting</text:p>
          </table:table-cell>
          <table:table-cell table:style-name="ce4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49" office:value-type="string">
            <text:p>There's iterator to separate nodes in pages. It is displayed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49" office:value-type="string">
            <text:p>In IE, the iterator is displayed incorrectly</text:p>
          </table:table-cell>
          <table:table-cell table:number-columns-repeated="244"/>
        </table:table-row>
        <table:table-row table:style-name="ro24">
          <table:table-cell table:style-name="ce10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CCP-55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551">
            <text:p>WCM/CCP-551</text:p>
          </table:table-cell>
          <table:table-cell table:style-name="ce241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1: Select node</text:p>
          </table:table-cell>
          <table:table-cell table:style-name="ce4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49" office:value-type="string">
            <text:p>Nodes are listed, there's scroll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33">
          <table:table-cell table:style-name="ce10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CCP-551</text:p>
          </table:table-cell>
          <table:table-cell table:style-name="ce11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551">
            <text:p>WCM/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2: Drag &amp; drop node</text:p>
          </table:table-cell>
          <table:table-cell table:style-name="ce49" office:value-type="string">
            <text:p>Try to drag &amp; drop the first node from right pane to the bottom of left pane</text:p>
          </table:table-cell>
          <table:table-cell table:style-name="ce4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4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31">
          <table:table-cell table:style-name="ce10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CCP-546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CCP-546">
            <text:p>WCM/CCP-546</text:p>
          </table:table-cell>
          <table:table-cell table:style-name="ce241" office:value-type="string">
            <text:p>Check if tag name can be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3">
          <table:table-cell table:style-name="ce10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CCP-546">
            <text:p>WCM/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49" office:value-type="string">
            <text:p>New tag is added for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1">
          <table:table-cell table:style-name="ce10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CCP-546</text:p>
          </table:table-cell>
          <table:table-cell table:style-name="ce11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49" table:formula="of:=CONCATENATE(&quot;WCM&quot;;&quot;/&quot;;[.B71])" office:value-type="string" office:string-value="WCM/CCP-546">
            <text:p>WCM/CCP-546</text:p>
          </table:table-cell>
          <table:table-cell table:style-name="ce241" office:value-type="string">
            <text:p>Check if tag name can't be over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3">
          <table:table-cell table:style-name="ce10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49" table:formula="of:=CONCATENATE(&quot;WCM&quot;;&quot;/&quot;;[.B72])" office:value-type="string" office:string-value="WCM/CCP-546">
            <text:p>WCM/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49" office:value-type="string">
            <text:p>Show alert messag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3" table:number-rows-repeated="73">
          <table:table-cell table:number-columns-repeated="4"/>
          <table:table-cell table:style-name="ce49" table:number-columns-repeated="4"/>
          <table:table-cell table:number-columns-repeated="247"/>
        </table:table-row>
        <table:table-row table:style-name="ro13" table:number-rows-repeated="1048430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4" table:default-cell-style-name="ce179"/>
        <table:table-column table:style-name="co35" table:default-cell-style-name="ce179"/>
        <table:table-column table:style-name="co27" table:default-cell-style-name="ce179"/>
        <table:table-column table:style-name="co36" table:default-cell-style-name="ce179"/>
        <table:table-column table:style-name="co37" table:number-columns-repeated="2" table:default-cell-style-name="ce179"/>
        <table:table-column table:style-name="co38" table:number-columns-repeated="245" table:default-cell-style-name="ce179"/>
        <table:table-column table:style-name="co38" table:number-columns-repeated="5" table:default-cell-style-name="Default"/>
        <table:table-column table:style-name="co8" table:number-columns-repeated="768" table:default-cell-style-name="Default"/>
        <table:table-row table:style-name="ro25">
          <table:table-cell table:style-name="ce172" office:value-type="string" table:number-columns-spanned="4" table:number-rows-spanned="2">
            <text:p>DMS 2.5.x Regression Tests List on AIO</text:p>
          </table:table-cell>
          <table:covered-table-cell table:style-name="ce172"/>
          <table:covered-table-cell table:style-name="ce172"/>
          <table:covered-table-cell table:style-name="ce186"/>
          <table:table-cell table:style-name="ce186"/>
          <table:table-cell table:style-name="ce18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5"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style-name="ce186"/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26">
          <table:table-cell table:style-name="ce174" office:value-type="string">
            <text:p>Id</text:p>
          </table:table-cell>
          <table:table-cell table:style-name="ce174" office:value-type="string">
            <text:p>Product</text:p>
          </table:table-cell>
          <table:table-cell table:style-name="ce185" office:value-type="string">
            <text:p>Functionality</text:p>
          </table:table-cell>
          <table:table-cell table:style-name="ce185" office:value-type="string">
            <text:p>Bug summary</text:p>
          </table:table-cell>
          <table:table-cell table:style-name="ce185" office:value-type="string">
            <text:p>Product bugID</text:p>
          </table:table-cell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7">
          <table:table-cell table:style-name="ce175" office:value-type="string">
            <text:p>CCP-113</text:p>
          </table:table-cell>
          <table:table-cell table:style-name="ce180" office:value-type="string">
            <text:p>DMS</text:p>
          </table:table-cell>
          <table:table-cell table:style-name="ce180" office:value-type="string">
            <text:p>DMS</text:p>
          </table:table-cell>
          <table:table-cell table:style-name="ce50" office:value-type="string">
            <text:p>Can not download an uploaded document in PCV portlet </text:p>
          </table:table-cell>
          <table:table-cell table:style-name="ce187" office:value-type="string">
            <text:p>ECM-4483</text:p>
          </table:table-cell>
          <table:table-cell table:style-name="ce18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3" office:value-type="string">
            <text:p>1.6.1</text:p>
          </table:table-cell>
          <table:table-cell table:style-name="ce195" table:number-columns-repeated="244"/>
          <table:table-cell table:style-name="ce197" table:number-columns-repeated="773"/>
        </table:table-row>
        <table:table-row table:style-name="ro3">
          <table:table-cell table:style-name="ce176" office:value-type="string">
            <text:p>CCP-311</text:p>
          </table:table-cell>
          <table:table-cell table:style-name="ce181" office:value-type="string">
            <text:p>DMS</text:p>
          </table:table-cell>
          <table:table-cell table:style-name="ce181" office:value-type="string">
            <text:p>Search</text:p>
          </table:table-cell>
          <table:table-cell table:style-name="ce176" office:value-type="string">
            <text:p>Add research for nodes in the simple search of File Explorer</text:p>
          </table:table-cell>
          <table:table-cell table:style-name="ce176" office:value-type="string">
            <text:p>ECM-5331</text:p>
          </table:table-cell>
          <table:table-cell table:style-name="ce19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3" office:value-type="string">
            <text:p>1.6.5</text:p>
          </table:table-cell>
          <table:table-cell table:style-name="ce194" table:number-columns-repeated="244"/>
          <table:table-cell table:number-columns-repeated="773"/>
        </table:table-row>
        <table:table-row table:style-name="ro14">
          <table:table-cell table:style-name="ce27" office:value-type="string">
            <text:p>CCP-331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Taxonomy</text:p>
          </table:table-cell>
          <table:table-cell table:style-name="ce160" office:value-type="string">
            <text:p>Access denied when we try to delete a taxonomy tree</text:p>
          </table:table-cell>
          <table:table-cell table:style-name="ce160" office:value-type="string">
            <text:p>ECM-5409</text:p>
          </table:table-cell>
          <table:table-cell table:style-name="ce19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4" table:number-columns-repeated="245"/>
          <table:table-cell table:number-columns-repeated="773"/>
        </table:table-row>
        <table:table-row table:style-name="ro27">
          <table:table-cell table:style-name="ce27" office:value-type="string">
            <text:p>CCP-39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<text:span text:style-name="T5">Secours Catholique : DMS </text:span><text:span text:style-name="T5">tickets backport</text:span></text:p>
            <text:p><text:span text:style-name="T6">The day of the month in the </text:span><text:span text:style-name="T6">calendar pop-up is not translated </text:span><text:span text:style-name="T6">to French</text:span></text:p>
          </table:table-cell>
          <table:table-cell table:style-name="ce160" office:value-type="string">
            <text:p>ECM-5382</text:p>
          </table:table-cell>
          <table:table-cell table:style-name="ce19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177" office:value-type="string">
            <text:p>CCP-401</text:p>
          </table:table-cell>
          <table:table-cell table:style-name="ce183" office:value-type="string">
            <text:p>ECM</text:p>
          </table:table-cell>
          <table:table-cell table:style-name="ce183" office:value-type="string">
            <text:p>ECM</text:p>
          </table:table-cell>
          <table:table-cell table:style-name="ce177" office:value-type="string">
            <text:p>Problem when double clicking on node in the file explorer (with IE7)</text:p>
          </table:table-cell>
          <table:table-cell table:style-name="ce177" office:value-type="string">
            <text:p>ECM-5450</text:p>
          </table:table-cell>
          <table:table-cell table:style-name="ce19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3" office:value-type="string">
            <text:p>1.6.6</text:p>
          </table:table-cell>
          <table:table-cell table:number-columns-repeated="1017"/>
        </table:table-row>
        <table:table-row table:style-name="ro7">
          <table:table-cell table:style-name="ce27" office:value-type="string">
            <text:p>REGDMS-00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8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8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4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Update of a new document (file) does not change the publication status</text:p>
          </table:table-cell>
          <table:table-cell table:style-name="ce51" office:value-type="string">
            <text:p>ECM-5471</text:p>
          </table:table-cell>
          <table:table-cell table:style-name="ce19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Vote &amp; Comment for Free webcontent layout document are not shown</text:p>
          </table:table-cell>
          <table:table-cell table:style-name="ce49" office:value-type="string">
            <text:p>ECM-5209</text:p>
            <text:p>WCM-2841</text:p>
          </table:table-cell>
          <table:table-cell table:style-name="ce19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5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19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7" office:value-type="string">
            <text:p>CCP-342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Check the name of document author</text:p>
          </table:table-cell>
          <table:table-cell table:style-name="ce177" office:value-type="string">
            <text:p>ECM-5440</text:p>
          </table:table-cell>
          <table:table-cell table:style-name="ce19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193" office:value-type="string">
            <text:p>1.6.7</text:p>
          </table:table-cell>
          <table:table-cell table:style-name="ce196" table:number-columns-repeated="244"/>
          <table:table-cell table:style-name="ce198" table:number-columns-repeated="773"/>
        </table:table-row>
        <table:table-row table:style-name="ro1">
          <table:table-cell table:style-name="ce27" office:value-type="string">
            <text:p>CCP-4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191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08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3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1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6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5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8">
          <table:table-cell table:style-name="ce27" office:value-type="string">
            <text:p>CCP-55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46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28">
          <table:table-cell table:style-name="ce178" office:value-type="string" table:number-columns-spanned="5" table:number-rows-spanned="1">
            <text:p>Total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2"/>
          <table:table-cell table:style-name="ce178" table:formula="of:=SUM([.F5:.F23])" office:value-type="float" office:value="24">
            <text:p>24</text:p>
          </table:table-cell>
          <table:table-cell table:number-columns-repeated="1018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0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0:59:59</dc:date>
    <meta:print-date>2008-06-17T00:45:47</meta:print-date>
    <dc:language>en-US</dc:language>
    <meta:editing-cycles>872</meta:editing-cycles>
    <meta:editing-duration>PT360H37M42S</meta:editing-duration>
    <meta:document-statistic meta:table-count="7" meta:cell-count="1655" meta:object-count="1"/>
    <meta:user-defined meta:name="Info 1"/>
    <meta:user-defined meta:name="Info 2"/>
    <meta:user-defined meta:name="Info 3"/>
    <meta:user-defined meta:name="Info 4"/>
  </office:meta>
</office:document-meta>
</file>